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1.27032in, 6.95934in, 0.96608in, 3.67013in)"/>
    </style:style>
    <style:style style:family="graphic" style:name="a1" style:parent-style-name="Graphics">
      <style:graphic-properties fo:border="0.01042in none" fo:background-color="transparent" fo:clip="rect(1.27032in, 7.02992in, 0.94256in, 3.882in)"/>
    </style:style>
    <style:style style:family="graphic" style:name="a2" style:parent-style-name="Graphics">
      <style:graphic-properties fo:border="0.01042in none" fo:background-color="transparent" fo:clip="rect(1.10576in, 7.02992in, 0.96608in, 3.8349in)"/>
    </style:style>
  </office:automatic-styles>
  <office:body>
    <office:text text:use-soft-page-breaks="true">
      <text:p text:style-name="P1"><draw:frame draw:style-name="a0" draw:name="Image 1" text:anchor-type="as-char" svg:x="0in" svg:y="0in" svg:width="3.637in" svg:height="5.51714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draw:frame draw:style-name="a1" draw:name="Image 2" text:anchor-type="as-char" svg:x="0in" svg:y="0in" svg:width="3.28965in" svg:height="5.23296in" style:rel-width="scale" style:rel-height="scale"><draw:image xlink:href="media/image2.png" xlink:type="simple" xlink:show="embed" xlink:actuate="onLoad"/><svg:title/><svg:desc/></draw:frame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draw:frame draw:style-name="a2" draw:name="Image 3" text:anchor-type="as-char" svg:x="0in" svg:y="0in" svg:width="3.73613in" svg:height="6.13924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0-06-22T10:11:00Z</meta:creation-date>
    <dc:date>2020-06-22T10:27:00Z</dc:date>
    <meta:template xlink:href="Normal" xlink:type="simple"/>
    <meta:editing-cycles>1</meta:editing-cycles>
    <meta:editing-duration>PT960S</meta:editing-duration>
    <meta:document-statistic meta:page-count="3" meta:paragraph-count="1" meta:word-count="5" meta:character-count="33" meta:row-count="1" meta:non-whitespace-character-count="29"/>
  </office:meta>
</office:document-meta>
</file>